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7d37" officeooo:paragraph-rsid="00007d37"/>
    </style:style>
    <style:style style:name="P2" style:family="paragraph" style:parent-style-name="Standard">
      <style:text-properties officeooo:rsid="000186b8" officeooo:paragraph-rsid="000186b8"/>
    </style:style>
    <style:style style:name="P3" style:family="paragraph" style:parent-style-name="Standard">
      <style:text-properties officeooo:rsid="000369cd" officeooo:paragraph-rsid="000369cd"/>
    </style:style>
    <style:style style:name="P4" style:family="paragraph" style:parent-style-name="Standard">
      <style:text-properties officeooo:rsid="0003712b" officeooo:paragraph-rsid="0003712b"/>
    </style:style>
    <style:style style:name="P5" style:family="paragraph" style:parent-style-name="Standard">
      <style:paragraph-properties fo:text-align="center" style:justify-single-word="false"/>
      <style:text-properties officeooo:rsid="00075836" officeooo:paragraph-rsid="00075836"/>
    </style:style>
    <style:style style:name="P6" style:family="paragraph" style:parent-style-name="Standard">
      <style:paragraph-properties fo:text-align="justify" style:justify-single-word="false"/>
      <style:text-properties officeooo:rsid="00075836" officeooo:paragraph-rsid="00075836"/>
    </style:style>
    <style:style style:name="P7" style:family="paragraph" style:parent-style-name="Standard">
      <style:paragraph-properties fo:text-align="center" style:justify-single-word="false"/>
      <style:text-properties fo:font-weight="bold" officeooo:rsid="00075836" officeooo:paragraph-rsid="00075836" style:font-weight-asian="bold" style:font-weight-complex="bold"/>
    </style:style>
    <style:style style:name="P8" style:family="paragraph" style:parent-style-name="Standard">
      <loext:graphic-properties draw:fill="none"/>
      <style:paragraph-properties fo:text-align="center" style:justify-single-word="false" fo:background-color="transparent"/>
      <style:text-properties fo:font-weight="bold" officeooo:rsid="00312f31" officeooo:paragraph-rsid="00312f31" style:font-weight-asian="bold" style:font-weight-complex="bold"/>
    </style:style>
    <style:style style:name="P9" style:family="paragraph" style:parent-style-name="Standard">
      <loext:graphic-properties draw:fill="none"/>
      <style:paragraph-properties fo:text-align="justify" style:justify-single-word="false" fo:background-color="transparent"/>
      <style:text-properties fo:font-weight="bold" officeooo:rsid="002facd2" officeooo:paragraph-rsid="002facd2" style:font-weight-asian="bold" style:font-weight-complex="bold"/>
    </style:style>
    <style:style style:name="P10" style:family="paragraph" style:parent-style-name="Standard">
      <loext:graphic-properties draw:fill="none"/>
      <style:paragraph-properties fo:text-align="justify" style:justify-single-word="false" fo:background-color="transparent"/>
      <style:text-properties fo:font-weight="bold" officeooo:rsid="0032c8a8" officeooo:paragraph-rsid="0032c8a8" style:font-weight-asian="bold" style:font-weight-complex="bold"/>
    </style:style>
    <style:style style:name="P11" style:family="paragraph" style:parent-style-name="Standard">
      <loext:graphic-properties draw:fill="none"/>
      <style:paragraph-properties fo:text-align="center" style:justify-single-word="false" fo:background-color="transparent"/>
      <style:text-properties fo:font-weight="bold" officeooo:rsid="00414948" officeooo:paragraph-rsid="00414948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officeooo:rsid="0009270a" officeooo:paragraph-rsid="0009270a"/>
    </style:style>
    <style:style style:name="P13" style:family="paragraph" style:parent-style-name="Standard">
      <style:paragraph-properties fo:text-align="justify" style:justify-single-word="false"/>
      <style:text-properties officeooo:rsid="000a66fb" officeooo:paragraph-rsid="000a66fb"/>
    </style:style>
    <style:style style:name="P14" style:family="paragraph" style:parent-style-name="Standard">
      <style:paragraph-properties fo:text-align="justify" style:justify-single-word="false"/>
      <style:text-properties officeooo:rsid="000bdc4e" officeooo:paragraph-rsid="000bdc4e"/>
    </style:style>
    <style:style style:name="P15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rsid="000e647f" officeooo:paragraph-rsid="000e647f"/>
    </style:style>
    <style:style style:name="P16" style:family="paragraph" style:parent-style-name="Standard">
      <loext:graphic-properties draw:fill="none"/>
      <style:paragraph-properties fo:text-align="center" style:justify-single-word="false" fo:background-color="transparent"/>
      <style:text-properties officeooo:rsid="000e647f" officeooo:paragraph-rsid="000e647f"/>
    </style:style>
    <style:style style:name="P17" style:family="paragraph" style:parent-style-name="Standard">
      <loext:graphic-properties draw:fill="none"/>
      <style:paragraph-properties fo:text-align="center" style:justify-single-word="false" fo:background-color="transparent"/>
      <style:text-properties officeooo:rsid="00108d3b" officeooo:paragraph-rsid="00108d3b"/>
    </style:style>
    <style:style style:name="P18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rsid="00108d3b" officeooo:paragraph-rsid="00108d3b"/>
    </style:style>
    <style:style style:name="P19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rsid="001204f0" officeooo:paragraph-rsid="001204f0"/>
    </style:style>
    <style:style style:name="P20" style:family="paragraph" style:parent-style-name="Standard">
      <loext:graphic-properties draw:fill="none"/>
      <style:paragraph-properties fo:text-align="center" style:justify-single-word="false" fo:background-color="transparent"/>
      <style:text-properties officeooo:rsid="0012ef3b" officeooo:paragraph-rsid="0012ef3b"/>
    </style:style>
    <style:style style:name="P21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rsid="00137e43" officeooo:paragraph-rsid="00137e43"/>
    </style:style>
    <style:style style:name="P22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rsid="0015b1cc" officeooo:paragraph-rsid="0015b1cc"/>
    </style:style>
    <style:style style:name="P23" style:family="paragraph" style:parent-style-name="Standard">
      <style:paragraph-properties fo:text-align="justify" style:justify-single-word="false"/>
      <style:text-properties officeooo:rsid="001aa1f6" officeooo:paragraph-rsid="001aa1f6"/>
    </style:style>
    <style:style style:name="P24" style:family="paragraph" style:parent-style-name="Standard">
      <style:paragraph-properties fo:text-align="justify" style:justify-single-word="false"/>
      <style:text-properties officeooo:rsid="001c6feb" officeooo:paragraph-rsid="001c6feb"/>
    </style:style>
    <style:style style:name="P25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rsid="002a8ea2" officeooo:paragraph-rsid="002a8ea2"/>
    </style:style>
    <style:style style:name="P26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rsid="002facd2" officeooo:paragraph-rsid="002facd2"/>
    </style:style>
    <style:style style:name="P27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rsid="00312f31" officeooo:paragraph-rsid="00312f31"/>
    </style:style>
    <style:style style:name="P28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rsid="0032c8a8" officeooo:paragraph-rsid="0032c8a8"/>
    </style:style>
    <style:style style:name="P29" style:family="paragraph" style:parent-style-name="Standard">
      <loext:graphic-properties draw:fill="none"/>
      <style:paragraph-properties fo:text-align="center" style:justify-single-word="false" fo:background-color="transparent"/>
      <style:text-properties officeooo:rsid="00339964" officeooo:paragraph-rsid="00339964"/>
    </style:style>
    <style:style style:name="P30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rsid="0034c2b0" officeooo:paragraph-rsid="0034c2b0"/>
    </style:style>
    <style:style style:name="P31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rsid="0034fee7" officeooo:paragraph-rsid="0034fee7"/>
    </style:style>
    <style:style style:name="P32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rsid="0035e400" officeooo:paragraph-rsid="0035e400"/>
    </style:style>
    <style:style style:name="P33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rsid="0038c3e3" officeooo:paragraph-rsid="0038c3e3"/>
    </style:style>
    <style:style style:name="P34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rsid="003a40dd" officeooo:paragraph-rsid="003a40dd"/>
    </style:style>
    <style:style style:name="P35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rsid="003b6d97" officeooo:paragraph-rsid="003b6d97"/>
    </style:style>
    <style:style style:name="P36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rsid="003c7a65" officeooo:paragraph-rsid="003c7a65"/>
    </style:style>
    <style:style style:name="P37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rsid="00414948" officeooo:paragraph-rsid="00414948"/>
    </style:style>
    <style:style style:name="P38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rsid="0041549a" officeooo:paragraph-rsid="0041549a"/>
    </style:style>
    <style:style style:name="P39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rsid="00415cef" officeooo:paragraph-rsid="00415cef"/>
    </style:style>
    <style:style style:name="P40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rsid="0041e440" officeooo:paragraph-rsid="0041e440"/>
    </style:style>
    <style:style style:name="P41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rsid="00430ed5" officeooo:paragraph-rsid="00430ed5"/>
    </style:style>
    <style:style style:name="P42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rsid="004407fa" officeooo:paragraph-rsid="004407fa"/>
    </style:style>
    <style:style style:name="P43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officeooo:rsid="000db5ed" officeooo:paragraph-rsid="000db5ed"/>
    </style:style>
    <style:style style:name="P44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officeooo:rsid="001efbe0" officeooo:paragraph-rsid="001efbe0"/>
    </style:style>
    <style:style style:name="P45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rsid="000db5ed" officeooo:paragraph-rsid="000db5ed"/>
    </style:style>
    <style:style style:name="P46" style:family="paragraph" style:parent-style-name="Standard">
      <loext:graphic-properties draw:fill="none"/>
      <style:paragraph-properties fo:margin-left="0in" fo:margin-right="0in" fo:text-align="center" style:justify-single-word="false" fo:text-indent="0.5in" style:auto-text-indent="false" fo:background-color="transparent"/>
      <style:text-properties officeooo:rsid="000e647f" officeooo:paragraph-rsid="000e647f"/>
    </style:style>
    <style:style style:name="P47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rsid="001efbe0" officeooo:paragraph-rsid="001efbe0"/>
    </style:style>
    <style:style style:name="P48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rsid="0024d031" officeooo:paragraph-rsid="0024d031"/>
    </style:style>
    <style:style style:name="P49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rsid="00256996" officeooo:paragraph-rsid="00256996"/>
    </style:style>
    <style:style style:name="P50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rsid="0027e692" officeooo:paragraph-rsid="0027e692"/>
    </style:style>
    <style:style style:name="P51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font-weight="bold" officeooo:rsid="002a8ea2" officeooo:paragraph-rsid="002a8ea2" style:font-weight-asian="bold" style:font-weight-complex="bold"/>
    </style:style>
    <style:style style:name="P52" style:family="paragraph" style:parent-style-name="Standard" style:list-style-name="L1">
      <style:text-properties officeooo:rsid="000186b8" officeooo:paragraph-rsid="000186b8"/>
    </style:style>
    <style:style style:name="P53" style:family="paragraph" style:parent-style-name="Standard" style:list-style-name="L1">
      <style:text-properties officeooo:rsid="0001ef4f" officeooo:paragraph-rsid="0001ef4f"/>
    </style:style>
    <style:style style:name="P54" style:family="paragraph" style:parent-style-name="Standard" style:list-style-name="L1">
      <style:text-properties officeooo:rsid="000369cd" officeooo:paragraph-rsid="000369cd"/>
    </style:style>
    <style:style style:name="P55" style:family="paragraph" style:parent-style-name="Standard" style:list-style-name="L2">
      <style:text-properties officeooo:rsid="0003712b" officeooo:paragraph-rsid="0003712b"/>
    </style:style>
    <style:style style:name="P56" style:family="paragraph" style:parent-style-name="Standard" style:list-style-name="L3">
      <style:paragraph-properties fo:text-align="justify" style:justify-single-word="false"/>
      <style:text-properties officeooo:rsid="000a66fb" officeooo:paragraph-rsid="000a66fb"/>
    </style:style>
    <style:style style:name="P57" style:family="paragraph" style:parent-style-name="Standard" style:list-style-name="L4">
      <loext:graphic-properties draw:fill="none"/>
      <style:paragraph-properties fo:text-align="justify" style:justify-single-word="false" fo:background-color="transparent"/>
      <style:text-properties officeooo:rsid="000e647f" officeooo:paragraph-rsid="000e647f"/>
    </style:style>
    <style:style style:name="P58" style:family="paragraph" style:parent-style-name="Standard" style:list-style-name="L5">
      <loext:graphic-properties draw:fill="none"/>
      <style:paragraph-properties fo:text-align="justify" style:justify-single-word="false" fo:background-color="transparent"/>
      <style:text-properties officeooo:rsid="000e647f" officeooo:paragraph-rsid="000e647f"/>
    </style:style>
    <style:style style:name="P59" style:family="paragraph" style:parent-style-name="Standard" style:list-style-name="L6">
      <loext:graphic-properties draw:fill="none"/>
      <style:paragraph-properties fo:text-align="justify" style:justify-single-word="false" fo:background-color="transparent"/>
      <style:text-properties officeooo:rsid="0012ef3b" officeooo:paragraph-rsid="0012ef3b"/>
    </style:style>
    <style:style style:name="P60" style:family="paragraph" style:parent-style-name="Standard" style:list-style-name="L6">
      <loext:graphic-properties draw:fill="none"/>
      <style:paragraph-properties fo:text-align="justify" style:justify-single-word="false" fo:background-color="transparent"/>
      <style:text-properties officeooo:rsid="0013284c" officeooo:paragraph-rsid="0013284c"/>
    </style:style>
    <style:style style:name="P61" style:family="paragraph" style:parent-style-name="Standard" style:list-style-name="L6">
      <loext:graphic-properties draw:fill="none"/>
      <style:paragraph-properties fo:text-align="justify" style:justify-single-word="false" fo:background-color="transparent"/>
      <style:text-properties officeooo:rsid="00137e43" officeooo:paragraph-rsid="00137e43"/>
    </style:style>
    <style:style style:name="P62" style:family="paragraph" style:parent-style-name="Standard" style:list-style-name="L7">
      <style:paragraph-properties fo:text-align="justify" style:justify-single-word="false"/>
      <style:text-properties officeooo:rsid="001aa1f6" officeooo:paragraph-rsid="001aa1f6"/>
    </style:style>
    <style:style style:name="P63" style:family="paragraph" style:parent-style-name="Standard" style:list-style-name="L8">
      <style:paragraph-properties fo:text-align="justify" style:justify-single-word="false"/>
      <style:text-properties officeooo:rsid="001aa1f6" officeooo:paragraph-rsid="001aa1f6"/>
    </style:style>
    <style:style style:name="P64" style:family="paragraph" style:parent-style-name="Standard" style:list-style-name="L9">
      <loext:graphic-properties draw:fill="none"/>
      <style:paragraph-properties fo:text-align="justify" style:justify-single-word="false" fo:background-color="transparent"/>
      <style:text-properties officeooo:rsid="002a8ea2" officeooo:paragraph-rsid="002a8ea2"/>
    </style:style>
    <style:style style:name="P65" style:family="paragraph" style:parent-style-name="Standard" style:list-style-name="L10">
      <loext:graphic-properties draw:fill="none"/>
      <style:paragraph-properties fo:text-align="justify" style:justify-single-word="false" fo:background-color="transparent"/>
      <style:text-properties officeooo:rsid="002facd2" officeooo:paragraph-rsid="002facd2"/>
    </style:style>
    <style:style style:name="P66" style:family="paragraph" style:parent-style-name="Standard" style:list-style-name="L11">
      <loext:graphic-properties draw:fill="none"/>
      <style:paragraph-properties fo:text-align="justify" style:justify-single-word="false" fo:background-color="transparent"/>
      <style:text-properties officeooo:rsid="002facd2" officeooo:paragraph-rsid="002facd2"/>
    </style:style>
    <style:style style:name="P67" style:family="paragraph" style:parent-style-name="Standard" style:list-style-name="L12">
      <loext:graphic-properties draw:fill="none"/>
      <style:paragraph-properties fo:text-align="justify" style:justify-single-word="false" fo:background-color="transparent"/>
      <style:text-properties officeooo:rsid="0032c8a8" officeooo:paragraph-rsid="0032c8a8"/>
    </style:style>
    <style:style style:name="P68" style:family="paragraph" style:parent-style-name="Standard" style:list-style-name="L13">
      <loext:graphic-properties draw:fill="none"/>
      <style:paragraph-properties fo:text-align="justify" style:justify-single-word="false" fo:background-color="transparent"/>
      <style:text-properties officeooo:rsid="0034c2b0" officeooo:paragraph-rsid="0034c2b0"/>
    </style:style>
    <style:style style:name="P69" style:family="paragraph" style:parent-style-name="Standard" style:list-style-name="L14">
      <loext:graphic-properties draw:fill="none"/>
      <style:paragraph-properties fo:text-align="justify" style:justify-single-word="false" fo:background-color="transparent"/>
      <style:text-properties officeooo:rsid="0034fee7" officeooo:paragraph-rsid="0034fee7"/>
    </style:style>
    <style:style style:name="P70" style:family="paragraph" style:parent-style-name="Standard" style:list-style-name="L15">
      <loext:graphic-properties draw:fill="none"/>
      <style:paragraph-properties fo:text-align="justify" style:justify-single-word="false" fo:background-color="transparent"/>
      <style:text-properties officeooo:rsid="0035e400" officeooo:paragraph-rsid="0035e400"/>
    </style:style>
    <style:style style:name="P71" style:family="paragraph" style:parent-style-name="Standard" style:list-style-name="L16">
      <loext:graphic-properties draw:fill="none"/>
      <style:paragraph-properties fo:text-align="justify" style:justify-single-word="false" fo:background-color="transparent"/>
      <style:text-properties officeooo:rsid="0038c3e3" officeooo:paragraph-rsid="0038c3e3"/>
    </style:style>
    <style:style style:name="P72" style:family="paragraph" style:parent-style-name="Standard" style:list-style-name="L17">
      <loext:graphic-properties draw:fill="none"/>
      <style:paragraph-properties fo:text-align="justify" style:justify-single-word="false" fo:background-color="transparent"/>
      <style:text-properties officeooo:rsid="003a40dd" officeooo:paragraph-rsid="003a40dd"/>
    </style:style>
    <style:style style:name="P73" style:family="paragraph" style:parent-style-name="Standard" style:list-style-name="L18">
      <loext:graphic-properties draw:fill="none"/>
      <style:paragraph-properties fo:text-align="justify" style:justify-single-word="false" fo:background-color="transparent"/>
      <style:text-properties officeooo:rsid="003a40dd" officeooo:paragraph-rsid="003a40dd"/>
    </style:style>
    <style:style style:name="P74" style:family="paragraph" style:parent-style-name="Standard" style:list-style-name="L19">
      <loext:graphic-properties draw:fill="none"/>
      <style:paragraph-properties fo:text-align="justify" style:justify-single-word="false" fo:background-color="transparent"/>
      <style:text-properties officeooo:rsid="003b6d97" officeooo:paragraph-rsid="003b6d97"/>
    </style:style>
    <style:style style:name="P75" style:family="paragraph" style:parent-style-name="Standard" style:list-style-name="L20">
      <loext:graphic-properties draw:fill="none"/>
      <style:paragraph-properties fo:text-align="justify" style:justify-single-word="false" fo:background-color="transparent"/>
      <style:text-properties officeooo:rsid="003c7a65" officeooo:paragraph-rsid="003c7a65"/>
    </style:style>
    <style:style style:name="P76" style:family="paragraph" style:parent-style-name="Standard" style:list-style-name="L21">
      <loext:graphic-properties draw:fill="none"/>
      <style:paragraph-properties fo:text-align="justify" style:justify-single-word="false" fo:background-color="transparent"/>
      <style:text-properties officeooo:rsid="00414948" officeooo:paragraph-rsid="00414948"/>
    </style:style>
    <style:style style:name="P77" style:family="paragraph" style:parent-style-name="Standard" style:list-style-name="L22">
      <loext:graphic-properties draw:fill="none"/>
      <style:paragraph-properties fo:text-align="justify" style:justify-single-word="false" fo:background-color="transparent"/>
      <style:text-properties officeooo:rsid="0041549a" officeooo:paragraph-rsid="0041549a"/>
    </style:style>
    <style:style style:name="P78" style:family="paragraph" style:parent-style-name="Standard" style:list-style-name="L23">
      <loext:graphic-properties draw:fill="none"/>
      <style:paragraph-properties fo:text-align="justify" style:justify-single-word="false" fo:background-color="transparent"/>
      <style:text-properties officeooo:rsid="00415cef" officeooo:paragraph-rsid="00415cef"/>
    </style:style>
    <style:style style:name="P79" style:family="paragraph" style:parent-style-name="Standard" style:list-style-name="L24">
      <loext:graphic-properties draw:fill="none"/>
      <style:paragraph-properties fo:text-align="justify" style:justify-single-word="false" fo:background-color="transparent"/>
      <style:text-properties officeooo:rsid="0041e440" officeooo:paragraph-rsid="0041e440"/>
    </style:style>
    <style:style style:name="P80" style:family="paragraph" style:parent-style-name="Standard" style:list-style-name="L25">
      <loext:graphic-properties draw:fill="none"/>
      <style:paragraph-properties fo:text-align="justify" style:justify-single-word="false" fo:background-color="transparent"/>
      <style:text-properties officeooo:rsid="00430ed5" officeooo:paragraph-rsid="00430ed5"/>
    </style:style>
    <style:style style:name="P81" style:family="paragraph" style:parent-style-name="Standard" style:list-style-name="L26">
      <loext:graphic-properties draw:fill="none"/>
      <style:paragraph-properties fo:text-align="justify" style:justify-single-word="false" fo:background-color="transparent"/>
      <style:text-properties officeooo:rsid="00430ed5" officeooo:paragraph-rsid="00430ed5"/>
    </style:style>
    <style:style style:name="T1" style:family="text">
      <style:text-properties officeooo:rsid="0004b419"/>
    </style:style>
    <style:style style:name="T2" style:family="text">
      <style:text-properties officeooo:rsid="0006a54f"/>
    </style:style>
    <style:style style:name="T3" style:family="text">
      <style:text-properties officeooo:rsid="0009270a"/>
    </style:style>
    <style:style style:name="T4" style:family="text">
      <style:text-properties officeooo:rsid="000b1d37"/>
    </style:style>
    <style:style style:name="T5" style:family="text">
      <style:text-properties officeooo:rsid="000e0937"/>
    </style:style>
    <style:style style:name="T6" style:family="text">
      <style:text-properties officeooo:rsid="000ebc42"/>
    </style:style>
    <style:style style:name="T7" style:family="text">
      <style:text-properties officeooo:rsid="0013284c"/>
    </style:style>
    <style:style style:name="T8" style:family="text">
      <style:text-properties officeooo:rsid="00164ca9"/>
    </style:style>
    <style:style style:name="T9" style:family="text">
      <style:text-properties officeooo:rsid="00172df5"/>
    </style:style>
    <style:style style:name="T10" style:family="text">
      <style:text-properties officeooo:rsid="001d88d9"/>
    </style:style>
    <style:style style:name="T11" style:family="text">
      <style:text-properties officeooo:rsid="0020b787"/>
    </style:style>
    <style:style style:name="T12" style:family="text">
      <style:text-properties officeooo:rsid="00256996"/>
    </style:style>
    <style:style style:name="T13" style:family="text">
      <style:text-properties officeooo:rsid="0026bfe5"/>
    </style:style>
    <style:style style:name="T14" style:family="text">
      <style:text-properties officeooo:rsid="0028f357"/>
    </style:style>
    <style:style style:name="T15" style:family="text">
      <style:text-properties officeooo:rsid="002c1498"/>
    </style:style>
    <style:style style:name="T16" style:family="text">
      <style:text-properties officeooo:rsid="002d830f"/>
    </style:style>
    <style:style style:name="T17" style:family="text">
      <style:text-properties officeooo:rsid="002f4353"/>
    </style:style>
    <style:style style:name="T18" style:family="text">
      <style:text-properties officeooo:rsid="0032fd74"/>
    </style:style>
    <style:style style:name="T19" style:family="text">
      <style:text-properties officeooo:rsid="00339964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339964" style:font-weight-asian="bold" style:font-weight-complex="bold"/>
    </style:style>
    <style:style style:name="T22" style:family="text">
      <style:text-properties officeooo:rsid="0035e400"/>
    </style:style>
    <style:style style:name="T23" style:family="text">
      <style:text-properties officeooo:rsid="00377778"/>
    </style:style>
    <style:style style:name="T24" style:family="text">
      <style:text-properties officeooo:rsid="003b6d97"/>
    </style:style>
    <style:style style:name="T25" style:family="text">
      <style:text-properties officeooo:rsid="003c7a65"/>
    </style:style>
    <style:style style:name="T26" style:family="text">
      <style:text-properties officeooo:rsid="003ca73e"/>
    </style:style>
    <style:style style:name="T27" style:family="text">
      <style:text-properties officeooo:rsid="003f67c7"/>
    </style:style>
    <style:style style:name="T28" style:family="text">
      <style:text-properties officeooo:rsid="0044d385"/>
    </style:style>
    <style:style style:name="T29" style:family="text">
      <style:text-properties officeooo:rsid="0044dfa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История — это наука, которая <text:span text:style-name="T9">изучает</text:span> развитие человеческого общества в процессе</text:p>
      <text:p text:style-name="P1"/>
      <text:p text:style-name="P1">История впервые зарождается в Древней Греции.</text:p>
      <text:p text:style-name="P1">Наука начинает <text:span text:style-name="T2">складываться</text:span> в 17 — 18 веках, так как наука — это систематизированное знание.</text:p>
      <text:p text:style-name="P1"/>
      <text:p text:style-name="P2">Науки бывают естественные и <text:span text:style-name="T2">гуманитарные</text:span>, технические.</text:p>
      <text:p text:style-name="P2"/>
      <text:p text:style-name="P2">С 18 по 21 век историей были открыты определенные законы развития человеческого общества.</text:p>
      <text:p text:style-name="P2"/>
      <text:list xml:id="list2240056307554190275" text:style-name="L1">
        <text:list-item>
          <text:p text:style-name="P52">Все человечество <text:span text:style-name="T9">проходит</text:span> один путь человеческого развития от <text:span text:style-name="T9">низших</text:span> форм к высшим</text:p>
        </text:list-item>
        <text:list-item>
          <text:p text:style-name="P52">В зависимости от климатических, географических и тд особенностей не все народы мира прошли по одному пути развития</text:p>
        </text:list-item>
        <text:list-item>
          <text:p text:style-name="P52">Этапы: первобытно-общинный строй, рабовладение, феодализм, <text:span text:style-name="T9">капитализм</text:span>, социализм, глобальное <text:span text:style-name="T9">информационное</text:span> <text:span text:style-name="T9">общество.</text:span></text:p>
        </text:list-item>
      </text:list>
      <text:p text:style-name="P2"/>
      <text:list xml:id="list125314769505801" text:continue-numbering="true" text:style-name="L1">
        <text:list-header>
          <text:p text:style-name="P53">История наука субъективная.</text:p>
        </text:list-header>
        <text:list-item>
          <text:p text:style-name="P54">Любое историческое явление должно быть оценено в конкретной исторической ситуации.</text:p>
        </text:list-item>
        <text:list-item>
          <text:p text:style-name="P54">Чтобы получить конкретное историческое знание можно сравнить с похожим историческим событием</text:p>
        </text:list-item>
        <text:list-item>
          <text:p text:style-name="P54">Историки работают с источниками: письменными, материальными, духовными.</text:p>
        </text:list-item>
      </text:list>
      <text:p text:style-name="P3"/>
      <text:p text:style-name="P4">Особенности истории</text:p>
      <text:list xml:id="list3463256409968618091" text:style-name="L2">
        <text:list-item>
          <text:p text:style-name="P55">Особенность исторической науки — невозможность повторить опыт</text:p>
        </text:list-item>
        <text:list-item>
          <text:p text:style-name="P55">Длительность исторических процессов.</text:p>
        </text:list-item>
        <text:list-item>
          <text:p text:style-name="P55">Любая власть будет использовать историю для оправдания с<text:span text:style-name="T1">во</text:span>его существования.</text:p>
        </text:list-item>
      </text:list>
      <text:p text:style-name="P4"/>
      <text:p text:style-name="P5">Этапы развития исторического общества</text:p>
      <text:p text:style-name="P5">Первобытное общество</text:p>
      <text:p text:style-name="P6">От охоты и собирательства к сельскому хозяйству и ремеслу</text:p>
      <text:p text:style-name="P6">От язычества <text:s/>до анимизма </text:p>
      <text:p text:style-name="P6">От обезьяны до человека</text:p>
      <text:p text:style-name="P6"/>
      <text:p text:style-name="P6">В племени выделяется родовая аристократия — волхвы (служители языческих культов), старейшины, князь и его дружина. </text:p>
      <text:p text:style-name="P6"/>
      <text:p text:style-name="P6"/>
      <text:p text:style-name="P6"/>
      <text:p text:style-name="P7">Восточнославянские земли в период раннего Средневековья</text:p>
      <text:p text:style-name="P6">Средние века — период между 5 веком нашей эры и до 16, 17, 18 столетием, <text:span text:style-name="T3">в науке называется феодализмом.</text:span></text:p>
      <text:p text:style-name="P12">В ос<text:span text:style-name="T9">н</text:span>ове феодального общества лежит сельское хозяйство.</text:p>
      <text:p text:style-name="P12"/>
      <text:p text:style-name="P12">В экономике — феодализм — замкнутое сельское хозяйство. Ремесло отделилось в города. Получает развитие торговля. </text:p>
      <text:p text:style-name="P12"/>
      <text:p text:style-name="P12"/>
      <text:p text:style-name="P12">Выделяются сословия: </text:p>
      <text:list xml:id="list4044006524001772145" text:style-name="L3">
        <text:list-item>
          <text:p text:style-name="P56"><text:soft-page-break/>Землевладельцы (Бояре — полное владение землей, <text:span text:style-name="T3">Помещики — условное частное владение землей</text:span>)</text:p>
        </text:list-item>
        <text:list-item>
          <text:p text:style-name="P56">Духовенство (церковь)</text:p>
        </text:list-item>
        <text:list-item>
          <text:p text:style-name="P56">Горожане (город находится в юрисдикции феодала)</text:p>
        </text:list-item>
        <text:list-item>
          <text:p text:style-name="P56">Крестьяне (содержат весь огромный аппарат, находятся в юрисдикции феодала, платят феодальную ренту (оброк, барщина). <text:span text:style-name="T4">Невыгодно, чтобы крестьяне уходили, поэтому права крестьян всегда уменьшались, пока не стали похожи на рабовладение (крепостное право))</text:span></text:p>
        </text:list-item>
      </text:list>
      <text:p text:style-name="P13"/>
      <text:p text:style-name="P14">Замкнутость сословной структуры — невозможность поменять свое сословие.</text:p>
      <text:p text:style-name="P14"/>
      <text:p text:style-name="P43">Культура — <text:span text:style-name="T5">христианство</text:span>, весь духовный мир человека определяет церковь, вся культура посвящена Богу.</text:p>
      <text:p text:style-name="P45"/>
      <text:p text:style-name="P46">Этапы средневековья</text:p>
      <text:list xml:id="list2808216549910122172" text:style-name="L4">
        <text:list-item>
          <text:p text:style-name="P57">раннее — зарождение всех феодальных отношений (5 — 11 для Европы, 9 — 12 для России) </text:p>
        </text:list-item>
        <text:list-item>
          <text:p text:style-name="P57">Классическое — <text:span text:style-name="T27">определяющими</text:span> чертами являются феодальные ( 11 — 14 век для Европы, 12 — 18 век для России)</text:p>
        </text:list-item>
        <text:list-item>
          <text:p text:style-name="P57">Позднее — зарождение и складывание черт буржуазного общества ( 14 — 16 век для Европы, 18 — 20 век)</text:p>
        </text:list-item>
      </text:list>
      <text:p text:style-name="P15"/>
      <text:p text:style-name="P16">Предпосылки складывания государства</text:p>
      <text:list xml:id="list8103261818869257063" text:style-name="L5">
        <text:list-item>
          <text:p text:style-name="P58">Экономические — разделение труда, появление частной собственности</text:p>
        </text:list-item>
        <text:list-item>
          <text:p text:style-name="P58">Социальные — зарожде<text:span text:style-name="T6">ни</text:span>е социального неравенства</text:p>
        </text:list-item>
        <text:list-item>
          <text:p text:style-name="P58">Политические — появление союзных племен</text:p>
        </text:list-item>
      </text:list>
      <text:p text:style-name="P15"/>
      <text:p text:style-name="P17">Особенности складывания раннефеодальных государств</text:p>
      <text:p text:style-name="P18">Синтез варварства и античности позволил очень быстро выстроить государства</text:p>
      <text:p text:style-name="P18">В Европе земля была крайне плодородна, что благоприятно сказывалось на ее развитии</text:p>
      <text:p text:style-name="P19">Европа очень быстро приходит к индивидуальному труду</text:p>
      <text:p text:style-name="P19"/>
      <text:p text:style-name="P20">Этапы складывания Древнерусского государства</text:p>
      <text:list xml:id="list7809595284633476760" text:style-name="L6">
        <text:list-item>
          <text:p text:style-name="P59">9 — 10 в Рюрик, Олег, Игорь, Ольга, Святослав. Присоединение территории, появление первых политических институтов, даннические отношение<text:span text:style-name="T7">\</text:span></text:p>
        </text:list-item>
        <text:list-item>
          <text:p text:style-name="P60">Середина 10 — конец 11 века <text:s/>Владимир, Ярослав, Ярославичи. Расцвет государства, охрана государственных границ, крещение Руси, рост городов, расцвет культуры, правда Ярослава, правда <text:span text:style-name="T27">Ярославовичей</text:span>, зарождение неполноправности.</text:p>
        </text:list-item>
        <text:list-item>
          <text:p text:style-name="P61">Конец 11 — начало 12 века Владимир Мономах, Мстислав. Нарастание центробежных тенденций, крестовые походы в степь, Устав, последний этап единства Руси.</text:p>
        </text:list-item>
      </text:list>
      <text:p text:style-name="P21"/>
      <text:p text:style-name="P22">Закуп — человек, который брал кубу в долг и за эту кубу работал пока <text:span text:style-name="T8">не отдаст долг.</text:span></text:p>
      <text:p text:style-name="P22"/>
      <text:p text:style-name="P23"/>
      <text:p text:style-name="P23">Лекция 2</text:p>
      <text:p text:style-name="P23">Любой народ дойдя до определенного этапа приходит к приходит к феодальной раздробленности</text:p>
      <text:p text:style-name="P23"/>
      <text:p text:style-name="P23">Главной причиной феодальной раздробленности является экономический рост.</text:p>
      <text:p text:style-name="P23"/>
      <text:p text:style-name="P23">Причины и предпосылки феодальной раздробленности</text:p>
      <text:list xml:id="list2410842447750330883" text:style-name="L7">
        <text:list-item>
          <text:p text:style-name="P62">Причины экономики в условиях натурального сельского хозяйства</text:p>
        </text:list-item>
        <text:list-item>
          <text:p text:style-name="P62"><text:soft-page-break/>Отсутствие прочных экономических связей между землями</text:p>
        </text:list-item>
        <text:list-item>
          <text:p text:style-name="P62">Рост городов, превращение их в <text:span text:style-name="T19">центры</text:span> экономического и политического развития</text:p>
        </text:list-item>
        <text:list-item>
          <text:p text:style-name="P62">Возникновение и укрепление в удельных княжествах собственные княжества династии</text:p>
        </text:list-item>
        <text:list-item>
          <text:p text:style-name="P62">Ослабление <text:span text:style-name="T19">центральной</text:span> власти</text:p>
        </text:list-item>
      </text:list>
      <text:p text:style-name="P23"/>
      <text:p text:style-name="P23"/>
      <text:p text:style-name="P23">Особенности феодальный раздробленности на территории восточных славян</text:p>
      <text:list xml:id="list6472954533676505555" text:style-name="L8">
        <text:list-item>
          <text:p text:style-name="P63">Нет столь мелкого дробления территорий как в Западной Европе</text:p>
        </text:list-item>
        <text:list-item>
          <text:p text:style-name="P63">Сохранение культурного, <text:span text:style-name="T19">языкового</text:span>, династического единства</text:p>
        </text:list-item>
        <text:list-item>
          <text:p text:style-name="P63">Роль русской православной церкви как объединяющего центра.</text:p>
        </text:list-item>
      </text:list>
      <text:p text:style-name="P23"/>
      <text:p text:style-name="P24">История княжеств: две формы власти: монархия и олигархия. Самое крупное русское княжество — <text:span text:style-name="T20">Господин Великий Новгород. </text:span>Ни в одном из докуиентов не называлось иначе как господин великий Новгород. Главными были обладатели 300 золотых <text:span text:style-name="T10">поя</text:span>сов, ими утверждались Архиепископ, воевода, <text:span text:style-name="T10">посадника. Они же приглашали в город князя со дружиной. При отделении от Киева бояре не собирались делиться с князьями. Дружина князя содержалась на средства города, князь не имел права иметь собственность в городе. Князь — не новгородец, а остальные избирались из нескольких боярских фамилий.</text:span></text:p>
      <text:p text:style-name="P44">Особенность экономики заключалась в том, что в основном город торговал. <text:span text:style-name="T11">Торговали коноплей, льном, солью, мех, соболя, росомаха, рыси, барсы, бобры, горностай, рыба, жемчуг, изделия промыслов, мед, воск. Княжества были покрыты большим количеством ремесленных городов. В основном торговали с Северной Германией. </text:span></text:p>
      <text:p text:style-name="P47"/>
      <text:p text:style-name="P48">Княжест<text:span text:style-name="T12">во</text:span> предпочитало мирно жить с<text:span text:style-name="T20"> Владимиро-Суздальским</text:span> княжеством, <text:span text:style-name="T12">вначале называлось Ростов-Суздальским. В Ростове было сильно боярство, в Суздале Князь, чтобы ослабить власть боярства Андрей Боголюбский перенес столицу во Владимир, за что бояре его убили. После Всеволод Большое гнездо вырезал всех бояр, которые участвовали в заговоре. </text:span></text:p>
      <text:p text:style-name="P49">В районе Тулы был чернозем и хорошо развито земледелие. <text:span text:style-name="T13">Продавали хлеб в Новгород. Новгородцы же предпочитали звать князя из Владимиро-Суздальского княжества.</text:span></text:p>
      <text:p text:style-name="P50">Очень быстро растут города и большой приток населения.</text:p>
      <text:p text:style-name="P50"/>
      <text:p text:style-name="P50"><text:span text:style-name="T21">Галичско-Волынское</text:span> княжество, территория Украины, Белоруссии. Добыча меди, добыча серебра, соли, скотоводство. На Волыни власть князя, в Галиче бояре. </text:p>
      <text:p text:style-name="P50"/>
      <text:p text:style-name="P50"><text:span text:style-name="T20">Киевское княжество</text:span> — первый среди равных, каждый удельный князь хочет посидеть на киевском престоле. <text:span text:style-name="T14">Это приводит, что каждые 5-6 лет княжество подвергается набегам русских князей, княжество разоряется, но каждый раз восстанавливается и развивается на равных. Складывание крупной боярской вотчины, закрепощение поселения.</text:span></text:p>
      <text:p text:style-name="P50"/>
      <text:p text:style-name="P50"/>
      <text:p text:style-name="P51">Русь и Орда</text:p>
      <text:list xml:id="list1419966546666196178" text:style-name="L9">
        <text:list-item>
          <text:p text:style-name="P64">Разорение хозяйственной деятельности страны</text:p>
        </text:list-item>
        <text:list-item>
          <text:p text:style-name="P64">Уничтожение городов</text:p>
        </text:list-item>
        <text:list-item>
          <text:p text:style-name="P64">Сокращение населения</text:p>
        </text:list-item>
        <text:list-item>
          <text:p text:style-name="P64">Вассальная зависимость — даннические отношения</text:p>
        </text:list-item>
        <text:list-item>
          <text:p text:style-name="P64"><text:span text:style-name="T16">13</text:span> столетие — восстановление экономики Руси на основе натурального сельс<text:span text:style-name="T15">к</text:span>ого хозяйства <text:span text:style-name="T17">путем закрепощения населения </text:span></text:p>
        </text:list-item>
      </text:list>
      <text:p text:style-name="P25"/>
      <text:p text:style-name="P9">Итоги феодальной раздробленности Западной и Восточной Европы</text:p>
      <text:p text:style-name="P26">Запад</text:p>
      <text:list xml:id="list976732171678088032" text:style-name="L10">
        <text:list-item>
          <text:p text:style-name="P65"><text:soft-page-break/>Рост городов</text:p>
        </text:list-item>
        <text:list-item>
          <text:p text:style-name="P65">Рост ремесла и торговли</text:p>
        </text:list-item>
        <text:list-item>
          <text:p text:style-name="P65">Подъем сельского хозяйства</text:p>
        </text:list-item>
      </text:list>
      <text:p text:style-name="P26"/>
      <text:p text:style-name="P26">Русь</text:p>
      <text:list xml:id="list1689971483974236180" text:style-name="L11">
        <text:list-item>
          <text:p text:style-name="P66">Татаро-монгольское нашествие и иго</text:p>
        </text:list-item>
        <text:list-item>
          <text:p text:style-name="P66">Нарушен ход исторического развития</text:p>
        </text:list-item>
        <text:list-item>
          <text:p text:style-name="P66">Новый вектор исторического развития</text:p>
        </text:list-item>
      </text:list>
      <text:p text:style-name="P26"/>
      <text:p text:style-name="P26"/>
      <text:p text:style-name="P26"/>
      <text:p text:style-name="P26"/>
      <text:p text:style-name="P29">Лекция 3</text:p>
      <text:p text:style-name="P8">Складывание централизованных государств на территории западной Европы и Руси</text:p>
      <text:p text:style-name="P27"/>
      <text:p text:style-name="P27">Централизация — закономерный и прогрессивный этап в экономическом и политическом <text:span text:style-name="T18">развитии</text:span> общества, находящегося на стадии развитого и позднего феодализма.</text:p>
      <text:p text:style-name="P27"/>
      <text:p text:style-name="P27">Централизованное государство предполагает наличие единой верховной власти, <text:span text:style-name="T18">устанавливающей</text:span> единый административный аппарат, подконтрольный центру, единые законы, общие вооруженные силы и тд.</text:p>
      <text:p text:style-name="P27"/>
      <text:p text:style-name="P27"/>
      <text:p text:style-name="P10">Причины складывания <text:span text:style-name="T27">централизованных</text:span> государства</text:p>
      <text:list xml:id="list3149649441272195877" text:style-name="L12">
        <text:list-item>
          <text:p text:style-name="P67">Усиление общественного разделения труда</text:p>
        </text:list-item>
        <text:list-item>
          <text:p text:style-name="P67">Развитие торговых связей</text:p>
        </text:list-item>
        <text:list-item>
          <text:p text:style-name="P67">Феодальная раздробленность тормоз на пути развития ремесла и торговли</text:p>
        </text:list-item>
        <text:list-item>
          <text:p text:style-name="P67"><text:span text:style-name="T18">Необходимость</text:span> сильной центральной власти в борьбы с сепаратизмом крупныз феодалов</text:p>
        </text:list-item>
      </text:list>
      <text:p text:style-name="P28"/>
      <text:p text:style-name="P28"/>
      <text:p text:style-name="P30">В основе складывания централизованных государств Западной Европы:</text:p>
      <text:p text:style-name="P31">Экономические:</text:p>
      <text:list xml:id="list6805987228259283513" text:style-name="L13">
        <text:list-item>
          <text:p text:style-name="P68">Рост городов</text:p>
        </text:list-item>
        <text:list-item>
          <text:p text:style-name="P68">Специализация</text:p>
        </text:list-item>
        <text:list-item>
          <text:p text:style-name="P68">накопления капитала в городах</text:p>
        </text:list-item>
        <text:list-item>
          <text:p text:style-name="P68">создание условий для развития рынка и расширения единого торгового пространства.</text:p>
        </text:list-item>
      </text:list>
      <text:p text:style-name="P31">Политические:</text:p>
      <text:list xml:id="list619316888195332377" text:style-name="L14">
        <text:list-item>
          <text:p text:style-name="P69">Появление вольных городов</text:p>
        </text:list-item>
        <text:list-item>
          <text:p text:style-name="P69">Появление городского самоуправления <text:span text:style-name="T22">будущей основы для зарождения понятия гражданства и формирования гражданского общества</text:span></text:p>
        </text:list-item>
        <text:list-item>
          <text:p text:style-name="P69">Рост роли <text:span text:style-name="T27">бюргера</text:span></text:p>
        </text:list-item>
        <text:list-item>
          <text:p text:style-name="P69">Силы объединительного процесса- королевская власть в союзе с городами против крупных феодалов. Основа политического устройства государств в виде сословно-представительной <text:span text:style-name="T23">монархии.</text:span></text:p>
        </text:list-item>
      </text:list>
      <text:p text:style-name="P32">Культурные:</text:p>
      <text:list xml:id="list8833433059723741961" text:style-name="L15">
        <text:list-item>
          <text:p text:style-name="P70">Появление техники</text:p>
        </text:list-item>
        <text:list-item>
          <text:p text:style-name="P70">Появление <text:span text:style-name="T23">интеллигенции</text:span></text:p>
        </text:list-item>
        <text:list-item>
          <text:p text:style-name="P70">Зарождении гуманизма</text:p>
        </text:list-item>
        <text:list-item>
          <text:p text:style-name="P70">Обмирщение культуры и зарождение индивидуализма</text:p>
        </text:list-item>
      </text:list>
      <text:p text:style-name="P32"/>
      <text:p text:style-name="P33">Вывод</text:p>
      <text:list xml:id="list8285750139861218519" text:style-name="L16">
        <text:list-item>
          <text:p text:style-name="P71"><text:soft-page-break/>Экономическая и политическая централизация Англии, Франции, Испании шли одновременно</text:p>
        </text:list-item>
        <text:list-item>
          <text:p text:style-name="P71">Государства складывались как национальные на основе формирования единых наций — англичан, испанцев, французов.</text:p>
        </text:list-item>
      </text:list>
      <text:p text:style-name="P33"/>
      <text:p text:style-name="P33"/>
      <text:p text:style-name="P34">Особенности развития русских земель в 13 <text:s/>- 15 веках</text:p>
      <text:p text:style-name="P34">экономическая:</text:p>
      <text:list xml:id="list8887134995322888643" text:style-name="L17">
        <text:list-item>
          <text:p text:style-name="P72">восстановление экономики на основе натурального сельского хозяйства</text:p>
        </text:list-item>
        <text:list-item>
          <text:p text:style-name="P72">в сельском хозяйстве деятельность вовлечены и жители города. Слабая специализация</text:p>
        </text:list-item>
        <text:list-item>
          <text:p text:style-name="P72">Не происходит начального <text:span text:style-name="T25">накопления</text:span> капитала</text:p>
        </text:list-item>
      </text:list>
      <text:p text:style-name="P34"/>
      <text:p text:style-name="P34">социальные:</text:p>
      <text:list xml:id="list3337855938289512537" text:style-name="L18">
        <text:list-item>
          <text:p text:style-name="P73">Нехватка рабочих рук — вторичное издание <text:span text:style-name="T25">крепостничества</text:span></text:p>
        </text:list-item>
        <text:list-item>
          <text:p text:style-name="P73">нет вольных городов. Город вовлечен в систему крепостного права</text:p>
        </text:list-item>
        <text:list-item>
          <text:p text:style-name="P73">не формируются б<text:span text:style-name="T24">ю</text:span>ргеры</text:p>
        </text:list-item>
      </text:list>
      <text:p text:style-name="P35">политические:</text:p>
      <text:list xml:id="list7791507396756857061" text:style-name="L19">
        <text:list-item>
          <text:p text:style-name="P74">Борьба с татаро-монгольским владычеством <text:s/>- необходимость политического объединения</text:p>
        </text:list-item>
        <text:list-item>
          <text:p text:style-name="P74">Необходимость объединения Великому Литовскому княжеству</text:p>
        </text:list-item>
        <text:list-item>
          <text:p text:style-name="P74">Союз великокняжеской власти и служилого боярства.</text:p>
        </text:list-item>
      </text:list>
      <text:p text:style-name="P35"/>
      <text:p text:style-name="P36">Выводы:</text:p>
      <text:list xml:id="list830024234078184065" text:style-name="L20">
        <text:list-item>
          <text:p text:style-name="P75">Русское централизованное государство складывалось на основе роста и развития феодально-крепостнических отношений</text:p>
        </text:list-item>
        <text:list-item>
          <text:p text:style-name="P75">Политическое объединение обгоняло экономическое</text:p>
        </text:list-item>
        <text:list-item>
          <text:p text:style-name="P75">Нет условий д<text:span text:style-name="T27">ля</text:span> возникновения <text:span text:style-name="T27">гуманистической</text:span> идеологии и светской культуры</text:p>
        </text:list-item>
        <text:list-item>
          <text:p text:style-name="P75">Складывается как многонациональное</text:p>
        </text:list-item>
        <text:list-item>
          <text:p text:style-name="P75">Н<text:span text:style-name="T26">е завершенность</text:span> <text:span text:style-name="T26">процесса</text:span> <text:span text:style-name="T26">централизации</text:span> и консервация многоукладности экономики в связи с постоянным расширением <text:span text:style-name="T26">территорий</text:span> <text:span text:style-name="T26">государства</text:span> </text:p>
        </text:list-item>
      </text:list>
      <text:p text:style-name="P36"/>
      <text:p text:style-name="P36"/>
      <text:p text:style-name="P11">Специфика исторического развития России и Западной Европы</text:p>
      <text:p text:style-name="P25"/>
      <text:p text:style-name="P37">Европа 16 — 17 века</text:p>
      <text:list xml:id="list4602543231612107372" text:style-name="L21">
        <text:list-item>
          <text:p text:style-name="P76">Возрастание темпов экономического развития</text:p>
        </text:list-item>
        <text:list-item>
          <text:p text:style-name="P76">Возниконовение и развитие капиталистических отношений</text:p>
        </text:list-item>
        <text:list-item>
          <text:p text:style-name="P76">Утверждение абсолютизма</text:p>
        </text:list-item>
        <text:list-item>
          <text:p text:style-name="P76">Развитие и утверждение светской культуры и гуманистической идеологии</text:p>
        </text:list-item>
        <text:list-item>
          <text:p text:style-name="P76">Первая научная революция</text:p>
        </text:list-item>
        <text:list-item>
          <text:p text:style-name="P76">Первые буржуазные революции</text:p>
        </text:list-item>
      </text:list>
      <text:p text:style-name="P37"/>
      <text:p text:style-name="P38">Итог:</text:p>
      <text:list xml:id="list1637465266132997470" text:style-name="L22">
        <text:list-item>
          <text:p text:style-name="P77">«революция цен» - источник первоначального накопления капиталов</text:p>
        </text:list-item>
        <text:list-item>
          <text:p text:style-name="P77">перемещение мировых торговых путей со Среднеземноморья на океанские просторы Лидерство от Венеции к Англии и Голландии</text:p>
        </text:list-item>
        <text:list-item>
          <text:p text:style-name="P77">количесвенный рост торговли, рост крупных частных капиталов, новые формы организации торговли — биржи <text:s/></text:p>
        </text:list-item>
        <text:list-item>
          <text:p text:style-name="P77">формированем основ мирового рынка</text:p>
        </text:list-item>
      </text:list>
      <text:p text:style-name="P38"/>
      <text:p text:style-name="P39">Развитие с/х</text:p>
      <text:p text:style-name="P39"/>
      <text:list xml:id="list6667834721460670345" text:style-name="L23">
        <text:list-item>
          <text:p text:style-name="P78"><text:soft-page-break/>Основа экономики, но процесс первоначального накопления и здесь</text:p>
        </text:list-item>
        <text:list-item>
          <text:p text:style-name="P78">специализаци по природно-климатическим условиям</text:p>
        </text:list-item>
        <text:list-item>
          <text:p text:style-name="P78">эволюция агротехники</text:p>
        </text:list-item>
        <text:list-item>
          <text:p text:style-name="P78">смена общественно-экономических отношений — Англия, Франция, Нидерланды крестьяне лично свободны, широкое развитие арендных отношений: аренда феодальная и капиталичтическая</text:p>
        </text:list-item>
      </text:list>
      <text:p text:style-name="P40"/>
      <text:p text:style-name="P40"/>
      <text:p text:style-name="P40">Промышленное производство</text:p>
      <text:list xml:id="list391170851793381147" text:style-name="L24">
        <text:list-item>
          <text:p text:style-name="P79">совершенстоввание техники и технологии</text:p>
        </text:list-item>
        <text:list-item>
          <text:p text:style-name="P79">общественно — экономические отношения: разорение части ремесленников и превращение из в наемных рабочих на манифактурах, появление собственников производства — капиталистов</text:p>
        </text:list-item>
      </text:list>
      <text:p text:style-name="P40"/>
      <text:p text:style-name="P41">Политика: </text:p>
      <text:list xml:id="list1593249274626129730" text:style-name="L25">
        <text:list-item>
          <text:p text:style-name="P80">Укрепление государства и государственных структурыУсилие центральной власти, возникновение абсолютной монархии</text:p>
        </text:list-item>
        <text:list-item>
          <text:p text:style-name="P80">Усилие вмешательств </text:p>
        </text:list-item>
      </text:list>
      <text:p text:style-name="P41"/>
      <text:p text:style-name="P41">Идеология:</text:p>
      <text:list xml:id="list8931392698084329189" text:style-name="L26">
        <text:list-item>
          <text:p text:style-name="P81">Гуманизм — <text:span text:style-name="T29">у</text:span>никальнасть человека, ценность человеческой жизни, свободы и достоинства</text:p>
        </text:list-item>
        <text:list-item>
          <text:p text:style-name="P81">Реформация — секуляризация церковного влияния</text:p>
        </text:list-item>
        <text:list-item>
          <text:p text:style-name="P81">Активное отношение к жизни, стремление познать окружающий мир и <text:span text:style-name="T28">у</text:span>бежденность в том, что он мо<text:span text:style-name="T28">ж</text:span>ет быть познан с помощью разума, желание преобразовывать мир в интересах человека</text:p>
        </text:list-item>
        <text:list-item>
          <text:p text:style-name="P81">Складывание и развитие светских наук и образования</text:p>
        </text:list-item>
      </text:list>
      <text:p text:style-name="P41"/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5T17:27:15.967365703</meta:creation-date>
    <dc:date>2018-04-03T12:53:13.142492928</dc:date>
    <meta:editing-duration>PT3H59M26S</meta:editing-duration>
    <meta:editing-cycles>67</meta:editing-cycles>
    <meta:generator>LibreOffice/5.1.6.2$Linux_X86_64 LibreOffice_project/10m0$Build-2</meta:generator>
    <meta:document-statistic meta:table-count="0" meta:image-count="0" meta:object-count="0" meta:page-count="6" meta:paragraph-count="161" meta:word-count="1445" meta:character-count="11351" meta:non-whitespace-character-count="10102"/>
  </office:meta>
</office:document-meta>
</file>